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3.95cm" fo:min-width="5.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5cm" fo:min-width="0.1cm"/>
    </style:style>
    <style:style style:name="gr4" style:family="graphic" style:parent-style-name="standard">
      <style:graphic-properties draw:stroke="none" svg:stroke-color="#000000" draw:fill="none" draw:fill-color="#ffffff" fo:min-height="6.9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75cm" fo:min-width="0.8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cm" svg:height="4.2cm" svg:x="1.2cm" svg:y="1.3cm">
          <text:p text:style-name="P1">klan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4cm" svg:height="4.2cm" svg:x="1.4cm" svg:y="7.8cm">
          <text:p text:style-name="P1">Medewerker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.4cm" svg:height="4.2cm" svg:x="21.7cm" svg:y="6.7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4cm" svg:height="4.2cm" svg:x="11.1cm" svg:y="7.3cm">
          <text:p text:style-name="P1">KMM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4cm" svg:height="4.2cm" svg:x="20.2cm" svg:y="0.9cm">
          <text:p text:style-name="P1">l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cm" svg:y1="3.4cm" svg:x2="11.2cm" svg:y2="7.9cm" draw:start-shape="id1" draw:start-glue-point="1" draw:end-shape="id2" draw:end-glue-point="3" svg:d="M7600 3400h1801v4500h1799" svg:viewBox="0 0 3601 4501">
          <text:p/>
        </draw:connector>
        <draw:connector draw:style-name="gr2" draw:text-style-name="P1" draw:layer="layout" svg:x1="7.8cm" svg:y1="9.9cm" svg:x2="11.1cm" svg:y2="9.4cm" draw:start-shape="id3" draw:start-glue-point="1" draw:end-shape="id4" draw:end-glue-point="3" svg:d="M7800 9900h1650v-500h1650" svg:viewBox="0 0 3301 501">
          <text:p/>
        </draw:connector>
        <draw:connector draw:style-name="gr2" draw:text-style-name="P1" draw:layer="layout" svg:x1="14.3cm" svg:y1="7.3cm" svg:x2="23.4cm" svg:y2="5.1cm" draw:start-shape="id4" draw:start-glue-point="0" draw:end-shape="id5" svg:d="M14300 7300v-1100h9100v-1100" svg:viewBox="0 0 9101 2201">
          <text:p/>
        </draw:connector>
        <draw:custom-shape draw:style-name="gr1" draw:text-style-name="P2" xml:id="id6" draw:id="id6" draw:layer="layout" svg:width="6.4cm" svg:height="4.2cm" svg:x="2.5cm" svg:y="16.3cm">
          <text:p text:style-name="P1">salari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6cm" svg:y1="12cm" svg:x2="5.7cm" svg:y2="16.3cm" draw:start-shape="id3" draw:start-glue-point="2" draw:end-shape="id6" draw:end-glue-point="0" svg:d="M4600 12000v2150h1100v2150" svg:viewBox="0 0 1101 4301">
          <text:p/>
        </draw:connector>
        <draw:custom-shape draw:style-name="gr1" draw:text-style-name="P2" xml:id="id7" draw:id="id7" draw:layer="layout" svg:width="6.4cm" svg:height="4.2cm" svg:x="12.8cm" svg:y="15.9cm">
          <text:p text:style-name="P1">vakanti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6cm" svg:y1="12cm" svg:x2="16cm" svg:y2="15.9cm" draw:start-shape="id3" draw:start-glue-point="2" draw:end-shape="id7" draw:end-glue-point="0" svg:d="M4600 12000v1950h11400v1950" svg:viewBox="0 0 11401 3901">
          <text:p/>
        </draw:connector>
        <draw:connector draw:style-name="gr2" draw:text-style-name="P1" draw:layer="layout" svg:x1="21.7cm" svg:y1="8.8cm" svg:x2="17.5cm" svg:y2="9.4cm" draw:start-shape="id8" draw:end-shape="id4" draw:end-glue-point="1" svg:d="M21700 8800h-2100v600h-2100" svg:viewBox="0 0 4201 601">
          <text:p/>
        </draw:connector>
        <draw:custom-shape draw:style-name="gr3" draw:text-style-name="P3" draw:layer="layout" svg:width="0.6cm" svg:height="0.6cm" svg:x="23.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7.6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0.6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5.7cm" svg:y="1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5.3cm" svg:y="15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7cm" svg:height="7.2cm" svg:x="19.4cm" svg:y="12.9cm">
          <draw:text-box>
            <text:p><text:span text:style-name="T1">R1 : een klant komt één keer voor in KMM</text:span></text:p>
            <text:p><text:span text:style-name="T1">R2 : een KMM staan meerdere klanten</text:span></text:p>
            <text:p><text:span text:style-name="T1">R3 : een medewerker komt een of meer keer voor in KMM</text:span></text:p>
            <text:p><text:span text:style-name="T1">R4 : er KKM heeft <text:s/>maar een medewerker</text:span></text:p>
            <text:p><text:span text:style-name="T1"/></text:p>
            <text:p><text:span text:style-name="T1">R5 : een motor komt maar een keer voor in een KMM</text:span></text:p>
            <text:p><text:span text:style-name="T1">R6 een motror kan in meer KKM voorkomen</text:span></text:p>
          </draw:text-box>
        </draw:frame>
        <draw:frame draw:style-name="gr5" draw:text-style-name="P5" draw:layer="layout" svg:width="1.4cm" svg:height="1.673cm" svg:x="8.5cm" svg:y="2.127cm">
          <draw:text-box>
            <text:p>R2</text:p>
          </draw:text-box>
        </draw:frame>
        <draw:custom-shape draw:style-name="gr6" draw:text-style-name="P2" xml:id="id2" draw:id="id2" draw:layer="layout" svg:width="1.3cm" svg:height="1cm" svg:x="11.2cm" svg:y="7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5cm" svg:height="1.673cm" svg:x="9.6cm" svg:y="6.6cm">
          <draw:text-box>
            <text:p>R1</text:p>
          </draw:text-box>
        </draw:frame>
        <draw:frame draw:style-name="gr5" draw:text-style-name="P5" draw:layer="layout" svg:width="1.5cm" svg:height="1.673cm" svg:x="10cm" svg:y="8.2cm">
          <draw:text-box>
            <text:p>R3</text:p>
          </draw:text-box>
        </draw:frame>
        <draw:frame draw:style-name="gr5" draw:text-style-name="P5" draw:layer="layout" svg:width="1.5cm" svg:height="1.673cm" svg:x="10cm" svg:y="8.201cm">
          <draw:text-box>
            <text:p>R3</text:p>
          </draw:text-box>
        </draw:frame>
        <draw:frame draw:style-name="gr5" draw:text-style-name="P5" draw:layer="layout" svg:width="1.5cm" svg:height="1.673cm" svg:x="7.8cm" svg:y="10.027cm">
          <draw:text-box>
            <text:p>R4</text:p>
          </draw:text-box>
        </draw:frame>
        <draw:frame draw:style-name="gr7" draw:text-style-name="P5" draw:layer="layout" svg:width="1.5cm" svg:height="1.1cm" svg:x="20cm" svg:y="7.5cm">
          <draw:text-box>
            <text:p>R5</text:p>
          </draw:text-box>
        </draw:frame>
        <draw:frame draw:style-name="gr8" draw:text-style-name="P5" draw:layer="layout" svg:width="1.9cm" svg:height="1.4cm" svg:x="17.5cm" svg:y="9.8cm">
          <draw:text-box>
            <text:p>R6</text:p>
          </draw:text-box>
        </draw:frame>
        <draw:custom-shape draw:style-name="gr1" draw:text-style-name="P2" xml:id="id9" draw:id="id9" draw:layer="layout" svg:width="6.4cm" svg:height="4.2cm" svg:x="11.9cm" svg:y="0.9cm">
          <text:p text:style-name="P1">factuu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7.7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7.7cm" svg:y="9.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3cm" svg:y1="3cm" svg:x2="20.2cm" svg:y2="3cm" draw:start-shape="id9" draw:start-glue-point="1" draw:end-shape="id5" draw:end-glue-point="3" svg:d="M18300 3000h1900" svg:viewBox="0 0 19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3:18:32.194000000</meta:creation-date>
    <dc:date>2020-05-28T12:51:25.026000000</dc:date>
    <meta:editing-duration>PT9M25S</meta:editing-duration>
    <meta:editing-cycles>3</meta:editing-cycles>
    <meta:generator>LibreOffice/6.2.4.2$Windows_X86_64 LibreOffice_project/2412653d852ce75f65fbfa83fb7e7b669a126d64</meta:generator>
    <meta:document-statistic meta:object-count="31"/>
  </office:meta>
</office:document-meta>
</file>